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öhne Mono" svg:font-family="'Söhne Mono', Monaco, 'Andale Mono', 'Ubuntu Mono', monospace"/>
  </office:font-face-decls>
  <office:automatic-styles>
    <style:style style:name="P1" style:family="paragraph" style:parent-style-name="Standard">
      <style:paragraph-properties fo:margin-top="0.423cm" fo:margin-bottom="0cm" style:contextual-spacing="false" fo:line-height="100%" fo:text-align="justify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left="1.27cm" fo:margin-right="0cm" fo:text-indent="1.27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master-page-name="Standard">
      <style:paragraph-properties style:page-number="1"/>
    </style:style>
    <style:style style:name="P6" style:family="paragraph" style:parent-style-name="Standard">
      <style:paragraph-properties fo:line-height="100%" fo:text-align="justify" style:justify-single-word="false"/>
      <style:text-properties style:font-name="Courier New" fo:font-size="10pt" style:font-name-asian="Courier New1" style:font-size-asian="10pt" style:font-name-complex="Courier New1" style:font-size-complex="10pt"/>
    </style:style>
    <style:style style:name="P7" style:family="paragraph" style:parent-style-name="Standard">
      <style:paragraph-properties fo:margin-top="0.423cm" fo:margin-bottom="0cm" style:contextual-spacing="false" fo:line-height="100%" fo:text-align="justify" style:justify-single-word="false"/>
      <style:text-properties style:font-name="Courier New" fo:font-size="10pt" style:font-name-asian="Courier New1" style:font-size-asian="10pt" style:font-name-complex="Courier New1" style:font-size-complex="10pt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>
      <style:text-properties officeooo:rsid="000d8c82" officeooo:paragraph-rsid="000d8c82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style:line-height-at-least="0.503cm"/>
      <style:text-properties fo:color="#cccccc" loext:opacity="100%" style:font-name="Consolas" fo:font-size="10.5pt" fo:font-weight="normal" fo:background-color="#1f1f1f"/>
    </style:style>
    <style:style style:name="P1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13" style:family="paragraph" style:parent-style-name="Standard">
      <style:paragraph-properties style:line-height-at-least="0.503cm"/>
    </style:style>
    <style:style style:name="P14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15" style:family="paragraph" style:parent-style-name="Standard">
      <style:text-properties officeooo:rsid="000e2e92" officeooo:paragraph-rsid="000e2e92"/>
    </style:style>
    <style:style style:name="T1" style:family="text">
      <style:text-properties style:font-name="Courier New" fo:font-size="10pt" style:font-name-asian="Courier New1" style:font-size-asian="10pt" style:font-name-complex="Courier New1" style:font-size-complex="10pt"/>
    </style:style>
    <style:style style:name="T2" style:family="text">
      <style:text-properties fo:font-weight="bold" style:font-weight-asian="bold"/>
    </style:style>
    <style:style style:name="T3" style:family="text">
      <style:text-properties officeooo:rsid="000d8c82"/>
    </style:style>
    <style:style style:name="T4" style:family="text">
      <style:text-properties fo:color="#569cd6" loext:opacity="100%"/>
    </style:style>
    <style:style style:name="T5" style:family="text">
      <style:text-properties fo:color="#569cd6" loext:opacity="100%" style:font-name="Consolas" fo:font-size="10.5pt" fo:font-weight="normal"/>
    </style:style>
    <style:style style:name="T6" style:family="text">
      <style:text-properties fo:color="#4ec9b0" loext:opacity="100%"/>
    </style:style>
    <style:style style:name="T7" style:family="text">
      <style:text-properties fo:color="#d4d4d4" loext:opacity="100%"/>
    </style:style>
    <style:style style:name="T8" style:family="text">
      <style:text-properties fo:color="#d4d4d4" loext:opacity="100%" style:font-name="Consolas" fo:font-size="10.5pt" fo:font-weight="normal"/>
    </style:style>
    <style:style style:name="T9" style:family="text">
      <style:text-properties fo:color="#dcdcaa" loext:opacity="100%"/>
    </style:style>
    <style:style style:name="T10" style:family="text">
      <style:text-properties fo:color="#dcdcaa" loext:opacity="100%" style:font-name="Consolas" fo:font-size="10.5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4fc1ff" loext:opacity="100%"/>
    </style:style>
    <style:style style:name="T14" style:family="text">
      <style:text-properties fo:color="#4fc1ff" loext:opacity="100%" style:font-name="Consolas" fo:font-size="10.5pt" fo:font-weight="normal"/>
    </style:style>
    <style:style style:name="T15" style:family="text">
      <style:text-properties fo:color="#6a9955" loext:opacity="100%"/>
    </style:style>
    <style:style style:name="T16" style:family="text">
      <style:text-properties fo:color="#6a9955" loext:opacity="100%" style:font-name="Consolas" fo:font-size="10.5pt" fo:font-weight="normal"/>
    </style:style>
    <style:style style:name="T17" style:family="text">
      <style:text-properties fo:color="#9cdcfe" loext:opacity="100%"/>
    </style:style>
    <style:style style:name="T18" style:family="text">
      <style:text-properties fo:color="#9cdcfe" loext:opacity="100%" style:font-name="Consolas" fo:font-size="10.5pt" fo:font-weight="normal"/>
    </style:style>
    <style:style style:name="T19" style:family="text">
      <style:text-properties style:font-name="Consolas" fo:font-size="10.5pt" fo:font-weight="normal"/>
    </style:style>
    <style:style style:name="T20" style:family="text">
      <style:text-properties fo:color="#c586c0" loext:opacity="100%" style:font-name="Consolas" fo:font-size="10.5pt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LUNAS: <text:tab/>ALINY ALVES DUTRA</text:p>
      <text:p text:style-name="Standard"><text:tab/> <text:s text:c="3"/><text:tab/>ANA CRISTINA THIERSCH DA CRUZ</text:p>
      <text:p text:style-name="P3">STHEFFANY CRUVINEL MARTINS</text:p>
      <text:p text:style-name="P3"/>
      <text:p text:style-name="P4">Lembre-se de sempre que possível verificar atualizações com sudo apt update.</text:p>
      <text:p text:style-name="P4"/>
      <text:p text:style-name="P4">Passo 1) Caso não tenha o PostgreSQL instalado, no virtual há o tutorial do professor:</text:p>
      <text:p text:style-name="P4"/>
      <text:p text:style-name="P4">Siga o tutorial do professor.</text:p>
      <text:p text:style-name="P4"/>
      <text:p text:style-name="P4">Passo 2) Abra o pgAdmin</text:p>
      <text:p text:style-name="P4"/>
      <text:p text:style-name="P4">Passo 3) Crie as tabelas:</text:p>
      <text:p text:style-name="Standard"><text:tab/> <text:tab/> <text:tab/> <text:tab/></text:p>
      <text:p text:style-name="P6">BEGIN;</text:p>
      <text:p text:style-name="P7"><text:line-break/></text:p>
      <text:p text:style-name="P7">CREATE TABLE IF NOT EXISTS public.doador</text:p>
      <text:p text:style-name="P7">(</text:p>
      <text:p text:style-name="P7">codigo bigserial NOT NULL,</text:p>
      <text:p text:style-name="P7">nome text,</text:p>
      <text:p text:style-name="P1"><text:span text:style-name="T1">cpf text,</text:span></text:p>
      <text:p text:style-name="P7">contato text,</text:p>
      <text:p text:style-name="P7">tipo_sanguineo text,</text:p>
      <text:p text:style-name="P7">rh text,</text:p>
      <text:p text:style-name="P7">tipo_rh_corretos boolean,</text:p>
      <text:p text:style-name="P7">situacao text,</text:p>
      <text:p text:style-name="P7">PRIMARY KEY (codigo)</text:p>
      <text:p text:style-name="P7">);</text:p>
      <text:p text:style-name="P7"><text:line-break/></text:p>
      <text:p text:style-name="P7">CREATE TABLE IF NOT EXISTS public.doacao</text:p>
      <text:p text:style-name="P7">(</text:p>
      <text:p text:style-name="P7">codigo bigserial NOT NULL,</text:p>
      <text:p text:style-name="P7">data date,</text:p>
      <text:p text:style-name="P7">hora time without time zone,</text:p>
      <text:p text:style-name="P7"><text:soft-page-break/>volume numeric(10, 3),</text:p>
      <text:p text:style-name="P7">situacao text,</text:p>
      <text:p text:style-name="P7">codigo_doador bigint,</text:p>
      <text:p text:style-name="P7">PRIMARY KEY (codigo)</text:p>
      <text:p text:style-name="P7">);</text:p>
      <text:p text:style-name="P7"><text:line-break/></text:p>
      <text:p text:style-name="P7">ALTER TABLE IF EXISTS public.doacao</text:p>
      <text:p text:style-name="P1"><text:span text:style-name="T1">ADD FOREIGN KEY (codigo_doador)</text:span></text:p>
      <text:p text:style-name="P7">REFERENCES public.doador (codigo) MATCH SIMPLE</text:p>
      <text:p text:style-name="P7">ON UPDATE NO ACTION</text:p>
      <text:p text:style-name="P7">ON DELETE NO ACTION</text:p>
      <text:p text:style-name="P7">NOT VALID;</text:p>
      <text:p text:style-name="P7"><text:line-break/></text:p>
      <text:p text:style-name="P7">END;</text:p>
      <text:p text:style-name="P4"/>
      <text:p text:style-name="P4">Passo 4) Cria um arquivo na pasta models dentro do backend com o nome classes.js e cole o seguinte código:</text:p>
      <text:p text:style-name="P4"/>
      <text:p text:style-name="P10"><text:span text:style-name="T4">const</text:span> { <text:span text:style-name="T6">DataTypes</text:span> } <text:span text:style-name="T7">=</text:span> <text:span text:style-name="T9">require</text:span>(<text:span text:style-name="T11">'sequelize'</text:span>);</text:p>
      <text:p text:style-name="P10"><text:span text:style-name="T4">const</text:span> <text:span text:style-name="T13">sequelize</text:span> <text:span text:style-name="T7">=</text:span> <text:span text:style-name="T9">require</text:span>(<text:span text:style-name="T11">'../config/database'</text:span>);  <text:span text:style-name="T15">// Caminho relativo ao arquivo de configuração</text:span></text:p>
      <text:p text:style-name="P13"/>
      <text:p text:style-name="P10"><text:span text:style-name="T4">const</text:span> <text:span text:style-name="T13">Doador</text:span> <text:span text:style-name="T7">=</text:span> <text:span text:style-name="T17">sequelize</text:span>.<text:span text:style-name="T9">define</text:span>(<text:span text:style-name="T11">'Doador'</text:span>, {</text:p>
      <text:p text:style-name="P12">  <text:span text:style-name="T18">nome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4">STRING</text:span><text:span text:style-name="T19">,</text:span></text:p>
      <text:p text:style-name="P12">    <text:span text:style-name="T18">allowNull:</text:span><text:span text:style-name="T19"> </text:span><text:span text:style-name="T5">false</text:span></text:p>
      <text:p text:style-name="P12">  <text:span text:style-name="T19">},</text:span></text:p>
      <text:p text:style-name="P12">  <text:span text:style-name="T18">tipoSanguineo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0">ENUM</text:span><text:span text:style-name="T19">(</text:span><text:span text:style-name="T12">'A'</text:span><text:span text:style-name="T19">, </text:span><text:span text:style-name="T12">'B'</text:span><text:span text:style-name="T19">, </text:span><text:span text:style-name="T12">'AB'</text:span><text:span text:style-name="T19">, </text:span><text:span text:style-name="T12">'O'</text:span><text:span text:style-name="T19">),</text:span></text:p>
      <text:p text:style-name="P12">    <text:span text:style-name="T18">allowNull:</text:span><text:span text:style-name="T19"> </text:span><text:span text:style-name="T5">false</text:span></text:p>
      <text:p text:style-name="P12">  <text:span text:style-name="T19">},</text:span></text:p>
      <text:p text:style-name="P12">  <text:span text:style-name="T18">rh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0">ENUM</text:span><text:span text:style-name="T19">(</text:span><text:span text:style-name="T12">'+'</text:span><text:span text:style-name="T19">, </text:span><text:span text:style-name="T12">'-'</text:span><text:span text:style-name="T19">),</text:span></text:p>
      <text:p text:style-name="P12">    <text:span text:style-name="T18">allowNull:</text:span><text:span text:style-name="T19"> </text:span><text:span text:style-name="T5">false</text:span></text:p>
      <text:p text:style-name="P12">  <text:span text:style-name="T19">},</text:span></text:p>
      <text:p text:style-name="P12">  <text:span text:style-name="T18">idade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4">INTEGER</text:span></text:p>
      <text:p text:style-name="P12">  <text:span text:style-name="T19">}</text:span></text:p>
      <text:p text:style-name="P10">});</text:p>
      <text:p text:style-name="P13"><text:soft-page-break/></text:p>
      <text:p text:style-name="P10"><text:span text:style-name="T4">const</text:span> <text:span text:style-name="T13">Doacao</text:span> <text:span text:style-name="T7">=</text:span> <text:span text:style-name="T17">sequelize</text:span>.<text:span text:style-name="T9">define</text:span>(<text:span text:style-name="T11">'Doacao'</text:span>, {</text:p>
      <text:p text:style-name="P12">  <text:span text:style-name="T18">data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4">DATE</text:span><text:span text:style-name="T19">,</text:span></text:p>
      <text:p text:style-name="P12">    <text:span text:style-name="T18">allowNull:</text:span><text:span text:style-name="T19"> </text:span><text:span text:style-name="T5">false</text:span></text:p>
      <text:p text:style-name="P12">  <text:span text:style-name="T19">},</text:span></text:p>
      <text:p text:style-name="P12">  <text:span text:style-name="T18">quantidade:</text:span><text:span text:style-name="T19"> {</text:span></text:p>
      <text:p text:style-name="P12">    <text:span text:style-name="T18">type:</text:span><text:span text:style-name="T19"> </text:span><text:span text:style-name="T18">DataTypes</text:span><text:span text:style-name="T19">.</text:span><text:span text:style-name="T14">FLOAT</text:span><text:span text:style-name="T19">,</text:span></text:p>
      <text:p text:style-name="P12">    <text:span text:style-name="T18">allowNull:</text:span><text:span text:style-name="T19"> </text:span><text:span text:style-name="T5">false</text:span></text:p>
      <text:p text:style-name="P12">  <text:span text:style-name="T19">}</text:span></text:p>
      <text:p text:style-name="P10">});</text:p>
      <text:p text:style-name="P13"/>
      <text:p text:style-name="P10"><text:span text:style-name="T13">Doador</text:span>.<text:span text:style-name="T9">hasMany</text:span>(<text:span text:style-name="T13">Doacao</text:span>);</text:p>
      <text:p text:style-name="P10"><text:span text:style-name="T13">Doacao</text:span>.<text:span text:style-name="T9">belongsTo</text:span>(<text:span text:style-name="T13">Doador</text:span>);</text:p>
      <text:p text:style-name="P13"/>
      <text:p text:style-name="P10"><text:span text:style-name="T6">module</text:span>.<text:span text:style-name="T6">exports</text:span> <text:span text:style-name="T7">=</text:span> { <text:span text:style-name="T17">Doador</text:span>, <text:span text:style-name="T17">Doacao</text:span> };</text:p>
      <text:p text:style-name="P11"/>
      <text:p text:style-name="Standard"/>
      <text:p text:style-name="P4">Passo 5) No arquivo de routes.js, dentro de src, dentro de backend acrescente o seguinte código:</text:p>
      <text:p text:style-name="P4"/>
      <text:p text:style-name="P10"><text:span text:style-name="T4">const</text:span> <text:span text:style-name="T9">express</text:span> <text:span text:style-name="T7">=</text:span> <text:span text:style-name="T9">require</text:span>(<text:span text:style-name="T11">'express'</text:span>)</text:p>
      <text:p text:style-name="P10"><text:span text:style-name="T4">const</text:span> <text:span text:style-name="T13">routes</text:span> <text:span text:style-name="T7">=</text:span> <text:span text:style-name="T9">express</text:span>.<text:span text:style-name="T9">Router</text:span>();</text:p>
      <text:p text:style-name="P10"><text:span text:style-name="T4">const</text:span> { <text:span text:style-name="T13">Doador</text:span>, <text:span text:style-name="T13">Doacao</text:span> } <text:span text:style-name="T7">=</text:span> <text:span text:style-name="T9">require</text:span>(<text:span text:style-name="T11">'./models/classes'</text:span>);</text:p>
      <text:p text:style-name="P13"/>
      <text:p text:style-name="P10"><text:span text:style-name="T4">const</text:span> <text:span text:style-name="T13">etapa3</text:span> <text:span text:style-name="T7">=</text:span> <text:span text:style-name="T9">require</text:span>(<text:span text:style-name="T11">'./controllers/etapa3'</text:span>);</text:p>
      <text:p text:style-name="P10"><text:span text:style-name="T4">const</text:span> <text:span text:style-name="T13">etapa4</text:span> <text:span text:style-name="T7">=</text:span> <text:span text:style-name="T9">require</text:span>(<text:span text:style-name="T11">'./controllers/etapa4'</text:span>);</text:p>
      <text:p text:style-name="P13"/>
      <text:p text:style-name="P14">//rotas exercício</text:p>
      <text:p text:style-name="P10"><text:span text:style-name="T13">routes</text:span>.<text:span text:style-name="T9">get</text:span>(<text:span text:style-name="T11">'/a1'</text:span>, <text:span text:style-name="T17">etapa3</text:span>.<text:span text:style-name="T17">a1</text:span>);</text:p>
      <text:p text:style-name="P10"><text:span text:style-name="T13">routes</text:span>.<text:span text:style-name="T9">get</text:span>(<text:span text:style-name="T11">'/a2/:id'</text:span>, <text:span text:style-name="T17">etapa3</text:span>.<text:span text:style-name="T17">a2</text:span>);</text:p>
      <text:p text:style-name="P10"><text:span text:style-name="T13">routes</text:span>.<text:span text:style-name="T9">get</text:span>(<text:span text:style-name="T11">'/a3'</text:span>, <text:span text:style-name="T17">etapa3</text:span>.<text:span text:style-name="T17">a3</text:span>);</text:p>
      <text:p text:style-name="P10"><text:span text:style-name="T13">routes</text:span>.<text:span text:style-name="T9">post</text:span>(<text:span text:style-name="T11">'/formulario'</text:span>, <text:span text:style-name="T17">etapa4</text:span>.<text:span text:style-name="T9">a4</text:span>);</text:p>
      <text:p text:style-name="P13"/>
      <text:p text:style-name="P14">// Rotas para Doador</text:p>
      <text:p text:style-name="P10"><text:span text:style-name="T13">routes</text:span>.<text:span text:style-name="T9">get</text:span>(<text:span text:style-name="T11">'/doadores'</text:span>, <text:span text:style-name="T4">async</text:span> (<text:span text:style-name="T17">req</text:span>, <text:span text:style-name="T17">res</text:span>) <text:span text:style-name="T4">=&gt;</text:span> {</text:p>
      <text:p text:style-name="P12">    <text:span text:style-name="T5">const</text:span><text:span text:style-name="T19"> </text:span><text:span text:style-name="T14">doadores</text:span><text:span text:style-name="T19"> </text:span><text:span text:style-name="T8">=</text:span><text:span text:style-name="T19"> </text:span><text:span text:style-name="T20">await</text:span><text:span text:style-name="T19"> </text:span><text:span text:style-name="T14">Doador</text:span><text:span text:style-name="T19">.</text:span><text:span text:style-name="T10">findAll</text:span><text:span text:style-name="T19">();</text:span></text:p>
      <text:p text:style-name="P12">    <text:span text:style-name="T18">res</text:span><text:span text:style-name="T19">.</text:span><text:span text:style-name="T10">json</text:span><text:span text:style-name="T19">(</text:span><text:span text:style-name="T14">doadores</text:span><text:span text:style-name="T19">);</text:span></text:p>
      <text:p text:style-name="P10">});</text:p>
      <text:p text:style-name="P13"/>
      <text:p text:style-name="P10"><text:span text:style-name="T13">routes</text:span>.<text:span text:style-name="T9">post</text:span>(<text:span text:style-name="T11">'/doador'</text:span>, <text:span text:style-name="T4">async</text:span> (<text:span text:style-name="T17">req</text:span>, <text:span text:style-name="T17">res</text:span>) <text:span text:style-name="T4">=&gt;</text:span> {</text:p>
      <text:p text:style-name="P12">    <text:span text:style-name="T5">const</text:span><text:span text:style-name="T19"> { </text:span><text:span text:style-name="T14">nome</text:span><text:span text:style-name="T19">, </text:span><text:span text:style-name="T14">tipoSanguineo</text:span><text:span text:style-name="T19">, </text:span><text:span text:style-name="T14">rh</text:span><text:span text:style-name="T19">, </text:span><text:span text:style-name="T14">idade</text:span><text:span text:style-name="T19"> } </text:span><text:span text:style-name="T8">=</text:span><text:span text:style-name="T19"> </text:span><text:span text:style-name="T18">req</text:span><text:span text:style-name="T19">.</text:span><text:span text:style-name="T18">body</text:span><text:span text:style-name="T19">;</text:span></text:p>
      <text:p text:style-name="P12">    <text:span text:style-name="T5">const</text:span><text:span text:style-name="T19"> </text:span><text:span text:style-name="T14">doador</text:span><text:span text:style-name="T19"> </text:span><text:span text:style-name="T8">=</text:span><text:span text:style-name="T19"> </text:span><text:span text:style-name="T20">await</text:span><text:span text:style-name="T19"> </text:span><text:span text:style-name="T14">Doador</text:span><text:span text:style-name="T19">.</text:span><text:span text:style-name="T10">create</text:span><text:span text:style-name="T19">({ </text:span><text:span text:style-name="T18">nome</text:span><text:span text:style-name="T19">, </text:span><text:span text:style-name="T18">tipoSanguineo</text:span><text:span text:style-name="T19">, </text:span><text:span text:style-name="T18">rh</text:span><text:span text:style-name="T19">, </text:span><text:span text:style-name="T18">idade</text:span><text:span text:style-name="T19"> });</text:span></text:p>
      <text:p text:style-name="P12">    <text:span text:style-name="T18">res</text:span><text:span text:style-name="T19">.</text:span><text:span text:style-name="T10">json</text:span><text:span text:style-name="T19">(</text:span><text:span text:style-name="T14">doador</text:span><text:span text:style-name="T19">);</text:span></text:p>
      <text:p text:style-name="P10">});</text:p>
      <text:p text:style-name="P13"/>
      <text:p text:style-name="P14">// Rotas para Doacao</text:p>
      <text:p text:style-name="P10"><text:span text:style-name="T13">routes</text:span>.<text:span text:style-name="T9">get</text:span>(<text:span text:style-name="T11">'/doacoes'</text:span>, <text:span text:style-name="T4">async</text:span> (<text:span text:style-name="T17">req</text:span>, <text:span text:style-name="T17">res</text:span>) <text:span text:style-name="T4">=&gt;</text:span> {</text:p>
      <text:p text:style-name="P12"><text:soft-page-break/>    <text:span text:style-name="T5">const</text:span><text:span text:style-name="T19"> </text:span><text:span text:style-name="T14">doacoes</text:span><text:span text:style-name="T19"> </text:span><text:span text:style-name="T8">=</text:span><text:span text:style-name="T19"> </text:span><text:span text:style-name="T20">await</text:span><text:span text:style-name="T19"> </text:span><text:span text:style-name="T14">Doacao</text:span><text:span text:style-name="T19">.</text:span><text:span text:style-name="T10">findAll</text:span><text:span text:style-name="T19">();</text:span></text:p>
      <text:p text:style-name="P12">    <text:span text:style-name="T18">res</text:span><text:span text:style-name="T19">.</text:span><text:span text:style-name="T10">json</text:span><text:span text:style-name="T19">(</text:span><text:span text:style-name="T14">doacoes</text:span><text:span text:style-name="T19">);</text:span></text:p>
      <text:p text:style-name="P10">});</text:p>
      <text:p text:style-name="P13"/>
      <text:p text:style-name="P10"><text:span text:style-name="T13">routes</text:span>.<text:span text:style-name="T9">post</text:span>(<text:span text:style-name="T11">'/doacao'</text:span>, <text:span text:style-name="T4">async</text:span> (<text:span text:style-name="T17">req</text:span>, <text:span text:style-name="T17">res</text:span>) <text:span text:style-name="T4">=&gt;</text:span> {</text:p>
      <text:p text:style-name="P12">    <text:span text:style-name="T5">const</text:span><text:span text:style-name="T19"> { </text:span><text:span text:style-name="T14">data</text:span><text:span text:style-name="T19">, </text:span><text:span text:style-name="T14">quantidade</text:span><text:span text:style-name="T19">, </text:span><text:span text:style-name="T14">doadorId</text:span><text:span text:style-name="T19"> } </text:span><text:span text:style-name="T8">=</text:span><text:span text:style-name="T19"> </text:span><text:span text:style-name="T18">req</text:span><text:span text:style-name="T19">.</text:span><text:span text:style-name="T18">body</text:span><text:span text:style-name="T19">;</text:span></text:p>
      <text:p text:style-name="P12">    <text:span text:style-name="T5">const</text:span><text:span text:style-name="T19"> </text:span><text:span text:style-name="T14">doacao</text:span><text:span text:style-name="T19"> </text:span><text:span text:style-name="T8">=</text:span><text:span text:style-name="T19"> </text:span><text:span text:style-name="T20">await</text:span><text:span text:style-name="T19"> </text:span><text:span text:style-name="T14">Doacao</text:span><text:span text:style-name="T19">.</text:span><text:span text:style-name="T10">create</text:span><text:span text:style-name="T19">({ </text:span><text:span text:style-name="T18">data</text:span><text:span text:style-name="T19">, </text:span><text:span text:style-name="T18">quantidade</text:span><text:span text:style-name="T19">, </text:span><text:span text:style-name="T18">doadorId</text:span><text:span text:style-name="T19"> });</text:span></text:p>
      <text:p text:style-name="P12">    <text:span text:style-name="T18">res</text:span><text:span text:style-name="T19">.</text:span><text:span text:style-name="T10">json</text:span><text:span text:style-name="T19">(</text:span><text:span text:style-name="T14">doacao</text:span><text:span text:style-name="T19">);</text:span></text:p>
      <text:p text:style-name="P10">});</text:p>
      <text:p text:style-name="P13"/>
      <text:p text:style-name="P10"><text:span text:style-name="T13">module</text:span>.<text:span text:style-name="T6">exports</text:span> <text:span text:style-name="T7">=</text:span> <text:span text:style-name="T17">routes</text:span>;</text:p>
      <text:p text:style-name="Standard"/>
      <text:p text:style-name="Standard">Passo 6)</text:p>
      <text:p text:style-name="Standard">Crie um arquivo doador.js de src do frontend com o código</text:p>
      <text:p text:style-name="P4"/>
      <text:p text:style-name="Standard">import React, { useState, useEffect } from 'react';</text:p>
      <text:p text:style-name="Standard">import axios from 'axios';</text:p>
      <text:p text:style-name="Standard"/>
      <text:p text:style-name="Standard">function DoadorList() {</text:p>
      <text:p text:style-name="Standard"><text:tab/>const [doadores, setDoadores] = useState([]);</text:p>
      <text:p text:style-name="Standard"/>
      <text:p text:style-name="Standard"><text:tab/>useEffect(() =&gt; {</text:p>
      <text:p text:style-name="Standard"><text:s text:c="4"/><text:tab/>axios.get('/api/doadores')</text:p>
      <text:p text:style-name="Standard"><text:s text:c="8"/><text:tab/>.then(response =&gt; {</text:p>
      <text:p text:style-name="Standard"><text:s text:c="12"/><text:tab/>setDoadores(response.data);</text:p>
      <text:p text:style-name="Standard"><text:s text:c="8"/><text:tab/>})</text:p>
      <text:p text:style-name="Standard"><text:s text:c="8"/><text:tab/>.catch(error =&gt; {</text:p>
      <text:p text:style-name="Standard"><text:s text:c="12"/><text:tab/>console.error('Erro ao buscar doadores:', error);</text:p>
      <text:p text:style-name="Standard"><text:s text:c="8"/><text:tab/>});</text:p>
      <text:p text:style-name="Standard"><text:tab/>}, []);</text:p>
      <text:p text:style-name="Standard"/>
      <text:p text:style-name="Standard"><text:tab/>return (</text:p>
      <text:p text:style-name="Standard"><text:s text:c="4"/><text:tab/>&lt;div&gt;</text:p>
      <text:p text:style-name="Standard"><text:s text:c="8"/><text:tab/>&lt;h2&gt;Lista de Doadores&lt;/h2&gt;</text:p>
      <text:p text:style-name="Standard"><text:s text:c="8"/><text:tab/>&lt;ul&gt;</text:p>
      <text:p text:style-name="Standard"><text:s text:c="12"/><text:tab/>{doadores.map(doador =&gt; (</text:p>
      <text:p text:style-name="Standard"><text:s text:c="16"/><text:tab/>&lt;li key={doador.id}&gt;{doador.nome}&lt;/li&gt;</text:p>
      <text:p text:style-name="Standard"><text:s text:c="12"/><text:tab/>))}</text:p>
      <text:p text:style-name="Standard"><text:s text:c="8"/><text:tab/>&lt;/ul&gt;</text:p>
      <text:p text:style-name="Standard"><text:s text:c="4"/><text:tab/>&lt;/div&gt;</text:p>
      <text:p text:style-name="Standard"><text:tab/>);</text:p>
      <text:p text:style-name="Standard">}</text:p>
      <text:p text:style-name="Standard"/>
      <text:p text:style-name="Standard">export default DoadorList;</text:p>
      <text:p text:style-name="Standard"/>
      <text:p text:style-name="P4"/>
      <text:p text:style-name="P4"/>
      <text:p text:style-name="P4">Passo 7) Modifique o arquivo App.js dentro de src do frontend:</text:p>
      <text:p text:style-name="Standard"><text:soft-page-break/>import React from 'react';</text:p>
      <text:p text:style-name="Standard">import Formulario from './formulario';</text:p>
      <text:p text:style-name="Standard">import DoadorList from './doador'</text:p>
      <text:p text:style-name="Standard"/>
      <text:p text:style-name="Standard">function App() {</text:p>
      <text:p text:style-name="Standard"><text:s text:c="2"/>return (</text:p>
      <text:p text:style-name="Standard"><text:tab/>&lt;div className="App"&gt;</text:p>
      <text:p text:style-name="Standard"><text:s text:c="2"/><text:tab/>&lt;header className="App-header"&gt;</text:p>
      <text:p text:style-name="Standard"><text:s text:c="3"/><text:tab/> </text:p>
      <text:p text:style-name="Standard"><text:s text:c="4"/><text:tab/>&lt;h1&gt;Hello World!&lt;/h1&gt;</text:p>
      <text:p text:style-name="Standard"><text:s text:c="4"/><text:tab/>&lt;a href="http://localhost:3333/a1" target="_blank"&gt;Rota 1&lt;/a&gt;&amp;nbsp;&amp;nbsp;</text:p>
      <text:p text:style-name="Standard"><text:s text:c="4"/><text:tab/>&lt;a href="http://localhost:3333/a2/65" target="_blank"&gt; Rota 2&lt;/a&gt;&amp;nbsp;&amp;nbsp;</text:p>
      <text:p text:style-name="Standard"><text:s text:c="4"/><text:tab/>&lt;a href="http://localhost:3333/a3?quantidade=3&amp;valor=10" target="_blank"&gt; Rota 3&lt;/a&gt;&amp;nbsp;&amp;nbsp;</text:p>
      <text:p text:style-name="Standard"><text:s text:c="2"/><text:tab/>&lt;/header&gt;</text:p>
      <text:p text:style-name="Standard"/>
      <text:p text:style-name="Standard"><text:s text:c="2"/><text:tab/>&lt;div&gt;</text:p>
      <text:p text:style-name="Standard"><text:s/><text:tab/>&lt;h1&gt;Teste de Formulário React&lt;/h1&gt;</text:p>
      <text:p text:style-name="Standard"><text:s text:c="2"/><text:tab/>&lt;Formulario /&gt;</text:p>
      <text:p text:style-name="Standard"/>
      <text:p text:style-name="Standard"><text:s text:c="2"/><text:tab/><text:span text:style-name="T2">&lt;div&gt;</text:span></text:p>
      <text:p text:style-name="P2"><text:s text:c="6"/><text:tab/>&lt;h1&gt;Sistema de Doação de Sangue&lt;/h1&gt;</text:p>
      <text:p text:style-name="P2"><text:s text:c="6"/><text:tab/>&lt;DoadorList /&gt;</text:p>
      <text:p text:style-name="P2"><text:s text:c="2"/><text:tab/>&lt;/div&gt;</text:p>
      <text:p text:style-name="Standard"/>
      <text:p text:style-name="Standard"><text:s text:c="3"/>&lt;/div&gt;</text:p>
      <text:p text:style-name="Standard"><text:tab/>&lt;/div&gt;</text:p>
      <text:p text:style-name="Standard"/>
      <text:p text:style-name="Standard"><text:s text:c="2"/>);</text:p>
      <text:p text:style-name="Standard">}</text:p>
      <text:p text:style-name="Standard"/>
      <text:p text:style-name="Standard">export default App;</text:p>
      <text:p text:style-name="Standard"/>
      <text:p text:style-name="P4">Passo 8) Dentro da pasta config dentro src dentro de backend crie o arquivo d<text:span text:style-name="T3">ata</text:span>b<text:span text:style-name="T3">ase</text:span>.js:</text:p>
      <text:p text:style-name="P4"/>
      <text:p text:style-name="P10"><text:span text:style-name="T4">const</text:span> { <text:span text:style-name="T6">Sequelize</text:span> } <text:span text:style-name="T7">=</text:span> <text:span text:style-name="T9">require</text:span>(<text:span text:style-name="T11">'sequelize'</text:span>);</text:p>
      <text:p text:style-name="P10"><text:span text:style-name="T9">require</text:span>(<text:span text:style-name="T11">'dotenv'</text:span>).<text:span text:style-name="T9">config</text:span>();  <text:span text:style-name="T15">// Carregar variáveis de ambiente</text:span></text:p>
      <text:p text:style-name="P13"/>
      <text:p text:style-name="P14">// Criação da instância Sequelize com configurações do banco de dados</text:p>
      <text:p text:style-name="P10"><text:span text:style-name="T4">const</text:span> <text:span text:style-name="T13">sequelize</text:span> <text:span text:style-name="T7">=</text:span> <text:span text:style-name="T4">new</text:span> <text:span text:style-name="T6">Sequelize</text:span>(<text:span text:style-name="T17">process</text:span>.<text:span text:style-name="T17">env</text:span>.<text:span text:style-name="T13">DB_NAME</text:span>, <text:span text:style-name="T17">process</text:span>.<text:span text:style-name="T17">env</text:span>.<text:span text:style-name="T13">DB_USER</text:span>, <text:span text:style-name="T17">process</text:span>.<text:span text:style-name="T17">env</text:span>.<text:span text:style-name="T13">DB_PASS</text:span>, {</text:p>
      <text:p text:style-name="P12">  <text:span text:style-name="T18">host:</text:span><text:span text:style-name="T19"> </text:span><text:span text:style-name="T18">process</text:span><text:span text:style-name="T19">.</text:span><text:span text:style-name="T18">env</text:span><text:span text:style-name="T19">.</text:span><text:span text:style-name="T14">DB_HOST</text:span><text:span text:style-name="T19">,</text:span></text:p>
      <text:p text:style-name="P12">  <text:span text:style-name="T18">port:</text:span><text:span text:style-name="T19"> </text:span><text:span text:style-name="T18">process</text:span><text:span text:style-name="T19">.</text:span><text:span text:style-name="T18">env</text:span><text:span text:style-name="T19">.</text:span><text:span text:style-name="T14">DB_PORT</text:span><text:span text:style-name="T19">,</text:span></text:p>
      <text:p text:style-name="P12">  <text:span text:style-name="T18">dialect:</text:span><text:span text:style-name="T19"> </text:span><text:span text:style-name="T12">'postgres'</text:span><text:span text:style-name="T19">,</text:span></text:p>
      <text:p text:style-name="P12">  <text:span text:style-name="T18">logging:</text:span><text:span text:style-name="T19"> </text:span><text:span text:style-name="T5">false</text:span><text:span text:style-name="T19">, </text:span><text:span text:style-name="T16">// Pode definir como true para ver os logs das queries</text:span></text:p>
      <text:p text:style-name="P10">});</text:p>
      <text:p text:style-name="P13"/>
      <text:p text:style-name="P10"><text:span text:style-name="T13">module</text:span>.<text:span text:style-name="T13">exports</text:span> <text:span text:style-name="T7">=</text:span> <text:span text:style-name="T13">sequelize</text:span>;</text:p>
      <text:p text:style-name="P11"><text:soft-page-break/></text:p>
      <text:p text:style-name="Standard"/>
      <text:p text:style-name="Standard"/>
      <text:p text:style-name="Standard">Passo 9) Crie um arquivo .env com o seguinte código:</text:p>
      <text:p text:style-name="Standard"/>
      <text:p text:style-name="P10"><text:span text:style-name="T4">DB_HOST</text:span>=localhost</text:p>
      <text:p text:style-name="P10"><text:span text:style-name="T4">DB_PORT</text:span>=5431</text:p>
      <text:p text:style-name="P10"><text:span text:style-name="T4">DB_NAME</text:span>=postgres</text:p>
      <text:p text:style-name="P10"><text:span text:style-name="T4">DB_USER</text:span>=postgres</text:p>
      <text:p text:style-name="P10"><text:span text:style-name="T4">DB_PASS</text:span>=12345</text:p>
      <text:p text:style-name="P11"/>
      <text:p text:style-name="Standard"/>
      <text:p text:style-name="Standard"/>
      <text:p text:style-name="P9">Passo 10) Lembre-se de instalar o sequelize dentro da pasta de backend com o comando:</text:p>
      <text:p text:style-name="P9">npm install sequelize</text:p>
      <text:p text:style-name="P9"/>
      <text:p text:style-name="P9">Passo 11) Lembre-se de instalar o pg e dotenv dentro da pasta global com o comando:</text:p>
      <text:p text:style-name="P9">npm install pg pg-hstore</text:p>
      <text:p text:style-name="P9">npm install dotenv</text:p>
      <text:p text:style-name="P9"/>
      <text:p text:style-name="P15">Passo 12) Verifique se o axios foi instalado anteriormente e se não foi, instale com o comando: </text:p>
      <text:p text:style-name="P15">npm install axi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, 'Courier New', monospac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Söhne Mono" svg:font-family="'Söhne Mono', Monaco, 'Andale Mono', 'Ubuntu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dc:date>2024-05-14T15:15:25.295000000</dc:date>
    <meta:editing-duration>PT1M42S</meta:editing-duration>
    <meta:editing-cycles>1</meta:editing-cycles>
    <meta:document-statistic meta:table-count="0" meta:image-count="0" meta:object-count="0" meta:page-count="6" meta:paragraph-count="185" meta:word-count="666" meta:character-count="5227" meta:non-whitespace-character-count="4383"/>
  </office:meta>
</office:document-meta>
</file>